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9e7ac" officeooo:paragraph-rsid="0019e7ac"/>
    </style:style>
    <style:style style:name="P2" style:family="paragraph" style:parent-style-name="Standard">
      <style:paragraph-properties fo:text-align="justify" style:justify-single-word="false"/>
      <style:text-properties officeooo:rsid="0019e7ac" officeooo:paragraph-rsid="00201ec4"/>
    </style:style>
    <style:style style:name="P3" style:family="paragraph" style:parent-style-name="Standard">
      <style:paragraph-properties fo:text-align="justify" style:justify-single-word="false" fo:break-before="page"/>
      <style:text-properties officeooo:rsid="001a154a" officeooo:paragraph-rsid="001a154a"/>
    </style:style>
    <style:style style:name="P4" style:family="paragraph" style:parent-style-name="Standard">
      <style:paragraph-properties fo:text-align="justify" style:justify-single-word="false"/>
      <style:text-properties officeooo:rsid="001a154a" officeooo:paragraph-rsid="001a154a"/>
    </style:style>
    <style:style style:name="P5" style:family="paragraph" style:parent-style-name="Standard">
      <style:paragraph-properties fo:text-align="justify" style:justify-single-word="false"/>
      <style:text-properties officeooo:rsid="001a154a" officeooo:paragraph-rsid="001db68d"/>
    </style:style>
    <style:style style:name="P6" style:family="paragraph" style:parent-style-name="Standard">
      <style:paragraph-properties fo:text-align="justify" style:justify-single-word="false"/>
      <style:text-properties officeooo:rsid="001ab1bb" officeooo:paragraph-rsid="001ab1bb"/>
    </style:style>
    <style:style style:name="P7" style:family="paragraph" style:parent-style-name="Standard">
      <style:paragraph-properties fo:text-align="justify" style:justify-single-word="false"/>
      <style:text-properties fo:font-style="normal" officeooo:rsid="001ab1bb" officeooo:paragraph-rsid="001ab1bb" style:font-style-asian="normal" style:font-style-complex="normal"/>
    </style:style>
    <style:style style:name="P8" style:family="paragraph" style:parent-style-name="Standard">
      <style:paragraph-properties fo:text-align="justify" style:justify-single-word="false"/>
      <style:text-properties fo:font-style="normal" officeooo:rsid="001b3130" officeooo:paragraph-rsid="001b3130" style:font-style-asian="normal" style:font-style-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19e7ac"/>
    </style:style>
    <style:style style:name="P11" style:family="paragraph" style:parent-style-name="Standard">
      <style:paragraph-properties fo:text-align="justify" style:justify-single-word="false"/>
      <style:text-properties officeooo:paragraph-rsid="002b0c32"/>
    </style:style>
    <style:style style:name="P12" style:family="paragraph" style:parent-style-name="Standard">
      <style:paragraph-properties fo:text-align="justify" style:justify-single-word="false"/>
      <style:text-properties officeooo:paragraph-rsid="002cda7c"/>
    </style:style>
    <style:style style:name="P13" style:family="paragraph" style:parent-style-name="Standard">
      <style:paragraph-properties fo:text-align="justify" style:justify-single-word="false"/>
      <style:text-properties officeooo:paragraph-rsid="002f5511"/>
    </style:style>
    <style:style style:name="P14" style:family="paragraph" style:parent-style-name="Standard">
      <style:paragraph-properties fo:text-align="justify" style:justify-single-word="false"/>
      <style:text-properties officeooo:rsid="00221e54" officeooo:paragraph-rsid="0019e7ac"/>
    </style:style>
    <style:style style:name="P15" style:family="paragraph" style:parent-style-name="Standard">
      <style:paragraph-properties fo:text-align="justify" style:justify-single-word="false"/>
      <style:text-properties fo:font-weight="bold" officeooo:rsid="00241954" officeooo:paragraph-rsid="00241954" style:font-weight-asian="bold" style:font-weight-complex="bold"/>
    </style:style>
    <style:style style:name="P16" style:family="paragraph" style:parent-style-name="Standard">
      <style:paragraph-properties fo:text-align="justify" style:justify-single-word="false"/>
      <style:text-properties fo:font-weight="bold" officeooo:rsid="00241954" officeooo:paragraph-rsid="002b0c32" style:font-weight-asian="bold" style:font-weight-complex="bold"/>
    </style:style>
    <style:style style:name="P17" style:family="paragraph" style:parent-style-name="Standard">
      <style:paragraph-properties fo:text-align="justify" style:justify-single-word="false"/>
      <style:text-properties style:text-position="0% 100%" fo:font-weight="bold" officeooo:rsid="00241954" officeooo:paragraph-rsid="002cda7c" style:font-weight-asian="bold" style:font-weight-complex="bold"/>
    </style:style>
    <style:style style:name="P18" style:family="paragraph" style:parent-style-name="Standard">
      <style:paragraph-properties fo:text-align="justify" style:justify-single-word="false"/>
      <style:text-properties style:text-position="0% 100%" fo:font-weight="bold" officeooo:rsid="00241954" officeooo:paragraph-rsid="002f5511" style:font-weight-asian="bold" style:font-weight-complex="bold"/>
    </style:style>
    <style:style style:name="P19" style:family="paragraph" style:parent-style-name="Standard">
      <style:paragraph-properties fo:text-align="justify" style:justify-single-word="false"/>
      <style:text-properties style:text-position="0% 100%" fo:font-weight="normal" officeooo:rsid="002b0c32" officeooo:paragraph-rsid="002b0c32" style:font-weight-asian="normal" style:font-weight-complex="normal"/>
    </style:style>
    <style:style style:name="P20" style:family="paragraph" style:parent-style-name="Standard">
      <style:paragraph-properties fo:text-align="justify" style:justify-single-word="false"/>
      <style:text-properties style:text-position="0% 100%" fo:font-weight="normal" officeooo:rsid="002cc61c" officeooo:paragraph-rsid="002cda7c" style:font-weight-asian="normal" style:font-weight-complex="normal"/>
    </style:style>
    <style:style style:name="P21" style:family="paragraph" style:parent-style-name="Standard">
      <style:paragraph-properties fo:text-align="justify" style:justify-single-word="false"/>
      <style:text-properties style:text-position="0% 100%" fo:font-weight="normal" officeooo:rsid="00241954" officeooo:paragraph-rsid="002cda7c" style:font-weight-asian="normal" style:font-weight-complex="normal"/>
    </style:style>
    <style:style style:name="P22" style:family="paragraph" style:parent-style-name="Standard">
      <style:paragraph-properties fo:text-align="justify" style:justify-single-word="false"/>
      <style:text-properties style:text-position="0% 100%" fo:font-weight="normal" officeooo:rsid="00241954" officeooo:paragraph-rsid="002e7fa6" style:font-weight-asian="normal" style:font-weight-complex="normal"/>
    </style:style>
    <style:style style:name="P23" style:family="paragraph" style:parent-style-name="Standard">
      <style:paragraph-properties fo:text-align="justify" style:justify-single-word="false"/>
      <style:text-properties style:text-position="0% 100%" fo:font-weight="normal" officeooo:rsid="00241954" officeooo:paragraph-rsid="002f5511" style:font-weight-asian="normal" style:font-weight-complex="normal"/>
    </style:style>
    <style:style style:name="P24" style:family="paragraph" style:parent-style-name="Standard">
      <style:paragraph-properties fo:text-align="justify" style:justify-single-word="false"/>
      <style:text-properties style:text-position="0% 100%" fo:font-weight="normal" officeooo:rsid="00241954" officeooo:paragraph-rsid="00302aa9" style:font-weight-asian="normal" style:font-weight-complex="normal"/>
    </style:style>
    <style:style style:name="P25" style:family="paragraph" style:parent-style-name="Standard">
      <style:paragraph-properties fo:text-align="justify" style:justify-single-word="false"/>
      <style:text-properties style:text-position="0% 100%" fo:font-weight="normal" officeooo:rsid="00241954" officeooo:paragraph-rsid="0031bab8" style:font-weight-asian="normal" style:font-weight-complex="normal"/>
    </style:style>
    <style:style style:name="P26" style:family="paragraph" style:parent-style-name="Standard">
      <style:paragraph-properties fo:text-align="justify" style:justify-single-word="false"/>
      <style:text-properties style:text-position="0% 100%" fo:font-weight="normal" officeooo:rsid="002f5511" officeooo:paragraph-rsid="002f5511" style:font-weight-asian="normal" style:font-weight-complex="normal"/>
    </style:style>
    <style:style style:name="P27" style:family="paragraph" style:parent-style-name="Standard">
      <style:paragraph-properties fo:text-align="justify" style:justify-single-word="false"/>
      <style:text-properties style:text-position="0% 100%" fo:font-weight="normal" officeooo:rsid="00302aa9" officeooo:paragraph-rsid="00302aa9" style:font-weight-asian="normal" style:font-weight-complex="normal"/>
    </style:style>
    <style:style style:name="P28" style:family="paragraph" style:parent-style-name="Standard">
      <style:paragraph-properties fo:text-align="justify" style:justify-single-word="false"/>
      <style:text-properties style:text-position="0% 100%" officeooo:rsid="00201ec4" officeooo:paragraph-rsid="00201ec4"/>
    </style:style>
    <style:style style:name="T1" style:family="text">
      <style:text-properties officeooo:rsid="0017eb7b"/>
    </style:style>
    <style:style style:name="T2" style:family="text">
      <style:text-properties officeooo:rsid="0019e7ac"/>
    </style:style>
    <style:style style:name="T3" style:family="text">
      <style:text-properties officeooo:rsid="001ab1bb"/>
    </style:style>
    <style:style style:name="T4" style:family="text">
      <style:text-properties style:text-position="super 58%"/>
    </style:style>
    <style:style style:name="T5" style:family="text">
      <style:text-properties style:text-position="super 58%" officeooo:rsid="00245600"/>
    </style:style>
    <style:style style:name="T6" style:family="text">
      <style:text-properties style:text-position="0% 100%" officeooo:rsid="00201ec4"/>
    </style:style>
    <style:style style:name="T7" style:family="text">
      <style:text-properties style:text-position="0% 100%" officeooo:rsid="00202c35"/>
    </style:style>
    <style:style style:name="T8" style:family="text">
      <style:text-properties style:text-position="0% 100%" fo:font-weight="normal" officeooo:rsid="002b0c32" style:font-weight-asian="normal" style:font-weight-complex="normal"/>
    </style:style>
    <style:style style:name="T9" style:family="text">
      <style:text-properties style:text-position="0% 100%" fo:font-weight="normal" officeooo:rsid="00241954"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b3130"/>
    </style:style>
    <style:style style:name="T14" style:family="text">
      <style:text-properties fo:font-style="normal" style:font-style-asian="normal" style:font-style-complex="normal"/>
    </style:style>
    <style:style style:name="T15" style:family="text">
      <style:text-properties fo:font-style="normal" officeooo:rsid="00261388" style:font-style-asian="normal" style:font-style-complex="normal"/>
    </style:style>
    <style:style style:name="T16" style:family="text">
      <style:text-properties fo:font-weight="bold" style:font-weight-asian="bold" style:font-weight-complex="bold"/>
    </style:style>
    <style:style style:name="T17" style:family="text">
      <style:text-properties fo:font-weight="bold" officeooo:rsid="001b3130" style:font-weight-asian="bold" style:font-weight-complex="bold"/>
    </style:style>
    <style:style style:name="T18" style:family="text">
      <style:text-properties fo:font-weight="bold" officeooo:rsid="001ab1bb" style:font-weight-asian="bold" style:font-weight-complex="bold"/>
    </style:style>
    <style:style style:name="T19" style:family="text">
      <style:text-properties fo:font-weight="bold" officeooo:rsid="001db68d" style:font-weight-asian="bold" style:font-weight-complex="bold"/>
    </style:style>
    <style:style style:name="T20" style:family="text">
      <style:text-properties fo:font-weight="bold" officeooo:rsid="00261388"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1c80e7" style:font-weight-asian="normal" style:font-weight-complex="normal"/>
    </style:style>
    <style:style style:name="T23" style:family="text">
      <style:text-properties fo:font-weight="normal" officeooo:rsid="001db68d" style:font-weight-asian="normal" style:font-weight-complex="normal"/>
    </style:style>
    <style:style style:name="T24" style:family="text">
      <style:text-properties fo:font-weight="normal" officeooo:rsid="00261388" style:font-weight-asian="normal" style:font-weight-complex="normal"/>
    </style:style>
    <style:style style:name="T25" style:family="text">
      <style:text-properties fo:font-weight="normal" officeooo:rsid="00292539" style:font-weight-asian="normal" style:font-weight-complex="normal"/>
    </style:style>
    <style:style style:name="T26" style:family="text">
      <style:text-properties officeooo:rsid="001c80e7"/>
    </style:style>
    <style:style style:name="T27" style:family="text">
      <style:text-properties officeooo:rsid="001db68d"/>
    </style:style>
    <style:style style:name="T28" style:family="text">
      <style:text-properties officeooo:rsid="00201ec4"/>
    </style:style>
    <style:style style:name="T29" style:family="text">
      <style:text-properties style:text-position="sub 58%" officeooo:rsid="00201ec4"/>
    </style:style>
    <style:style style:name="T30" style:family="text">
      <style:text-properties style:text-position="sub 58%" officeooo:rsid="00202c35"/>
    </style:style>
    <style:style style:name="T31" style:family="text">
      <style:text-properties officeooo:rsid="00221e54"/>
    </style:style>
    <style:style style:name="T32" style:family="text">
      <style:text-properties officeooo:rsid="00241954"/>
    </style:style>
    <style:style style:name="T33" style:family="text">
      <style:text-properties officeooo:rsid="00245600"/>
    </style:style>
    <style:style style:name="T34" style:family="text">
      <style:text-properties officeooo:rsid="00261388"/>
    </style:style>
    <style:style style:name="T35" style:family="text">
      <style:text-properties officeooo:rsid="00261700"/>
    </style:style>
    <style:style style:name="T36" style:family="text">
      <style:text-properties officeooo:rsid="00292539"/>
    </style:style>
    <style:style style:name="T37" style:family="text">
      <style:text-properties officeooo:rsid="002cda7c"/>
    </style:style>
    <style:style style:name="T38" style:family="text">
      <style:text-properties officeooo:rsid="002d1f6b"/>
    </style:style>
    <style:style style:name="T39" style:family="text">
      <style:text-properties officeooo:rsid="002e7fa6"/>
    </style:style>
    <style:style style:name="T40" style:family="text">
      <style:text-properties officeooo:rsid="002f2af9"/>
    </style:style>
    <style:style style:name="T41" style:family="text">
      <style:text-properties officeooo:rsid="002f5511"/>
    </style:style>
    <style:style style:name="T42" style:family="text">
      <style:text-properties officeooo:rsid="00302aa9"/>
    </style:style>
    <style:style style:name="T43" style:family="text">
      <style:text-properties officeooo:rsid="0031ba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ITLE <text:span text:style-name="T34">1</text:span></text:p>
      <text:p text:style-name="P9">Blockchain based Proxy Re-Encryption Scheme for Secure IoT Data Sharing - Ahsan Manzoor</text:p>
      <text:p text:style-name="P9"><text:a xlink:type="simple" xlink:href="https://ieeexplore.ieee.org/document/8751336" text:style-name="Internet_20_link" text:visited-style-name="Visited_20_Internet_20_Link">https://ieeexplore.ieee.org/document/8751336</text:a></text:p>
      <text:p text:style-name="P9"/>
      <text:p text:style-name="P9">- Divertible protocols and atomic proxy cryptography</text:p>
      <text:p text:style-name="P9">- Conditional proxy broadcast re-encryption</text:p>
      <text:p text:style-name="P9">- A proxy broadcast re-encryption for cloud data sharing</text:p>
      <text:p text:style-name="P9">- Elliptic curve qu-vanstone based signcryption schemes with proxy re-encryption for secure cloud data storage <text:span text:style-name="T1">(what this paper is based on)</text:span></text:p>
      <text:p text:style-name="P9"/>
      <text:p text:style-name="P1">System takeaways (TLDR: useless):</text:p>
      <text:p text:style-name="P1">- The data is hosted on a secure server, the blockchain’s smart contracts are just an interface to request data and be notified when it is ready to be downloaded</text:p>
      <text:p text:style-name="P1">- Reason proxy re-encryption is needed is bogus as the data and processing happens on a “secure cloud”, author’s words… <text:span text:style-name="T31">Reason might be that the owner of the cloud can not be trusted and this is why the data is kept encrypted, but then the re-encryption can not be trusted also.</text:span></text:p>
      <text:p text:style-name="P1">- This sounds like a half assed excuse to use blockchain</text:p>
      <text:p text:style-name="P1"/>
      <text:p text:style-name="P1">Encryption model:</text:p>
      <text:p text:style-name="P2">- <text:span text:style-name="T28">P</text:span><text:span text:style-name="T29">A</text:span><text:span text:style-name="T6">, S</text:span><text:span text:style-name="T29">A</text:span><text:span text:style-name="T6">, P</text:span><text:span text:style-name="T29">B</text:span><text:span text:style-name="T6">, S</text:span><text:span text:style-name="T29">B</text:span><text:span text:style-name="T6"> are our public private key pairs</text:span></text:p>
      <text:p text:style-name="P28">- M is a plain text message</text:p>
      <text:p text:style-name="P2"><text:span text:style-name="T6">- C</text:span><text:span text:style-name="T29">A</text:span><text:span text:style-name="T6"> = Enc(M, P</text:span><text:span text:style-name="T29">A</text:span><text:span text:style-name="T6">)</text:span></text:p>
      <text:p text:style-name="P2"><text:span text:style-name="T6">- R</text:span><text:span text:style-name="T29">AB</text:span><text:span text:style-name="T6"> is a re-encryption key</text:span></text:p>
      <text:p text:style-name="P2"><text:span text:style-name="T6">- C</text:span><text:span text:style-name="T29">AB</text:span><text:span text:style-name="T6"> = Reenc(C</text:span><text:span text:style-name="T29">A</text:span><text:span text:style-name="T6">, R</text:span><text:span text:style-name="T29">AB</text:span><text:span text:style-name="T6">)</text:span></text:p>
      <text:p text:style-name="P2"><text:span text:style-name="T6">- M = Dec(C</text:span><text:span text:style-name="T29">AB</text:span><text:span text:style-name="T6">, S</text:span><text:span text:style-name="T29">B</text:span><text:span text:style-name="T6">) (one way I think, </text:span><text:span text:style-name="T7">that means R</text:span><text:span text:style-name="T30">AB</text:span><text:span text:style-name="T7"> does not work on a C</text:span><text:span text:style-name="T30">B</text:span><text:span text:style-name="T6">)</text:span></text:p>
      <text:p text:style-name="P14"/>
      <text:p text:style-name="P15">TITLE <text:span text:style-name="T34">2</text:span></text:p>
      <text:p text:style-name="P10"><text:span text:style-name="T2">A Proxy Re-Encryption Approach to Secure Data Sharing in the Internet of Things Based on Blockchain - </text:span>Kwame Opuni</text:p>
      <text:p text:style-name="P10"><text:a xlink:type="simple" xlink:href="https://ieeexplore.ieee.org/stamp/stamp.jsp?tp=&amp;arnumber=9442931" text:style-name="Internet_20_link" text:visited-style-name="Visited_20_Internet_20_Link">https://ieeexplore.ieee.org/stamp/stamp.jsp?tp=&amp;arnumber=9442931</text:a></text:p>
      <text:p text:style-name="P10"/>
      <text:p text:style-name="P10">- Blockchain based access control</text:p>
      <text:p text:style-name="P10">- An access control mechanism to ensure privacy in named data networking using attribute-based encryption with immediate revocation of privileges <text:span text:style-name="T33">(does what I am suggesting down, the user decrypting the data with a key, just that in this paper the key is taken from a centralized 3</text:span><text:span text:style-name="T5">rd</text:span><text:span text:style-name="T33"> party trusted server, but things are more efficient this way).</text:span></text:p>
      <text:p text:style-name="P10"/>
      <text:p text:style-name="P10">System takeaways:</text:p>
      <text:p text:style-name="P10">- <text:span text:style-name="T32">re-encryption done on edge devices</text:span></text:p>
      <text:p text:style-name="P10">- <text:span text:style-name="T34">good re-encryption scheme, better explained on the high level, can be used to check for valid re-encryption keys using it, and the public keys of the data owner and the data buyer</text:span></text:p>
      <text:p text:style-name="P10">- <text:span text:style-name="T35">still not all the work is done decentralized in a trustless system, the blockchain is again just an interface to request data and in the end provides an URL to download the re-encrypted data</text:span></text:p>
      <text:p text:style-name="P11">- <text:span text:style-name="T35">the data owner needs to be available to reply with a valid re-encryption key based on the public key of the data requester</text:span></text:p>
      <text:p text:style-name="P11"/>
      <text:p text:style-name="P16">TITLE <text:span text:style-name="T37">3</text:span></text:p>
      <text:p text:style-name="P11"><text:span text:style-name="T8">Divertible protocols and atomic proxy cryptography - </text:span>Matt Blaze </text:p>
      <text:p text:style-name="P19"><text:a xlink:type="simple" xlink:href="https://link.springer.com/content/pdf/10.1007/BFb0054122.pdf?pdf=preview" text:style-name="Internet_20_link" text:visited-style-name="Visited_20_Internet_20_Link">https://link.springer.com/content/pdf/10.1007/BFb0054122.pdf?pdf=preview</text:a></text:p>
      <text:p text:style-name="P20">Probably among the first papers regarding proxy re-encryption. Interesting reed to get the basics, but quite limited as not much security analysis is done. They also say that the scheme they devise can leak secret keys as someone with one secret and a re-encryption key can find the other secret.</text:p>
      <text:p text:style-name="P17"><text:soft-page-break/></text:p>
      <text:p text:style-name="P17">TITLE <text:span text:style-name="T37">4</text:span></text:p>
      <text:p text:style-name="P21">Blockchain aware proxy re-encryption algorithm-based data sharing scheme – <text:span text:style-name="T37">Ismail Keshta</text:span></text:p>
      <text:p text:style-name="P21"><text:a xlink:type="simple" xlink:href="https://www.sciencedirect.com/science/article/pii/S1874490723000514" text:style-name="Internet_20_link" text:visited-style-name="Visited_20_Internet_20_Link">https://www.sciencedirect.com/science/article/pii/S1874490723000514</text:a></text:p>
      <text:p text:style-name="P21"/>
      <text:p text:style-name="P12"><text:span text:style-name="T9">- </text:span>A recoverable and revocable privacy-preserving edge data sharing scheme - Y. Pu <text:span text:style-name="T39">(takes identity, attributes, and key types into account in key generation)</text:span></text:p>
      <text:p text:style-name="P12"/>
      <text:p text:style-name="P22">System takeaways:</text:p>
      <text:p text:style-name="P21">- <text:span text:style-name="T38">talks about one way and two way proxy re-encryption, this paper is about a one way scheme</text:span></text:p>
      <text:p text:style-name="P21">- <text:span text:style-name="T40">the re-encryption key si still calculated offline by the data owner</text:span></text:p>
      <text:p text:style-name="P21">- <text:span text:style-name="T40">they use a management layer to filter who can ask for an re-encryption key from the data owner and can update the list</text:span></text:p>
      <text:p text:style-name="P21">- <text:span text:style-name="T40">re-encryption happens on the blockchain and the data requester just downloads the re-encrypted data</text:span></text:p>
      <text:p text:style-name="P18"/>
      <text:p text:style-name="P18">TITLE <text:span text:style-name="T41">5</text:span></text:p>
      <text:p text:style-name="P26">Decentranet - An Ethereum, proxy re-encryption and IPFS based decentralized internet - Koushik Bhargav Muthe</text:p>
      <text:p text:style-name="P23">https://ieeexplore.ieee.org/abstract/document/9225483</text:p>
      <text:p text:style-name="P13"/>
      <text:p text:style-name="P24">System takeaways:</text:p>
      <text:p text:style-name="P25">- <text:span text:style-name="T42">sounds </text:span><text:span text:style-name="T43">very promising and relevant</text:span></text:p>
      <text:p text:style-name="P25"><text:span text:style-name="T42">- </text:span><text:span text:style-name="T43">sounds</text:span><text:span text:style-name="T42"> like what I want to do in the end but more general, with </text:span><text:span text:style-name="T43">encrypted </text:span><text:span text:style-name="T42">web-pages as deliverables not encrypted files necessarily</text:span></text:p>
      <text:p text:style-name="P27">- still the re-encryption key needs to be computed by the data owner off blockchain using its private key</text:p>
      <text:p text:style-name="P24">- <text:span text:style-name="T42">very short paper, evaluation mostly nonexistent and speaks 75% of the paper about general stuff, BUT was accepted in IEEE and published in 2020 11th International Conference on Computing, Communication and Networking Technologies (ICCCNT)</text:span></text:p>
      <text:p text:style-name="P3"><text:span text:style-name="T11">My work</text:span>:</text:p>
      <text:p text:style-name="P4"><text:tab/><text:span text:style-name="T19">Applications</text:span><text:span text:style-name="T27">:</text:span></text:p>
      <text:p text:style-name="P5">- <text:span text:style-name="T27">We have encrypted files hosted online publicly and we want to change their encryption as our key will expire or it might become insecure.</text:span></text:p>
      <text:p text:style-name="P4">- <text:span text:style-name="T27">We have some encrypted data hosted online publicly and we want to share it with others.</text:span></text:p>
      <text:p text:style-name="P4"/>
      <text:p text:style-name="P4"><text:tab/><text:span text:style-name="T18">System needs</text:span><text:span text:style-name="T3">:</text:span></text:p>
      <text:p text:style-name="P6">1. A file <text:span text:style-name="T10">F</text:span> encrypted by <text:span text:style-name="T10">A</text:span> and stored publicly (on a decentralized ungoverned system - blockchain) can be shared with <text:span text:style-name="T10">B</text:span> without trusted 3<text:span text:style-name="T4">rd</text:span> parties</text:p>
      <text:p text:style-name="P6">2. Communication happens in an open public channel <text:span text:style-name="T13">through a trustless process (smart contracts)</text:span></text:p>
      <text:p text:style-name="P6">3. <text:span text:style-name="T10">A</text:span> would like to be compensated for the data</text:p>
      <text:p text:style-name="P6">4. <text:span text:style-name="T10">B</text:span> can get only the information in <text:span text:style-name="T10">F</text:span><text:span text:style-name="T14"> </text:span><text:span text:style-name="T15">and no other files</text:span></text:p>
      <text:p text:style-name="P8">5. Require minimum intervention and input from <text:span text:style-name="T10">A</text:span></text:p>
      <text:p text:style-name="P7"/>
      <text:p text:style-name="P7"><text:tab/><text:span text:style-name="T17">Solution</text:span><text:span text:style-name="T13">:</text:span></text:p>
      <text:p text:style-name="P8"><text:tab/>For 1., <text:span text:style-name="T26">we </text:span>use secure re-encryption algorithms that do not pass the data through plain text at any point. Then <text:span text:style-name="T10">B</text:span> can just decrypt it with his private key. <text:span text:style-name="T26">The re-encryption key must also be verified to be valid </text:span><text:span text:style-name="T34">(this could be checked using a scheme like in </text:span><text:span text:style-name="T20">TITLE 2</text:span><text:span text:style-name="T24">)</text:span><text:span text:style-name="T26">.</text:span></text:p>
      <text:p text:style-name="P8"><text:tab/>For 2., this is why we use re-encryption and not just share the encryption key of <text:span text:style-name="T10">A</text:span>, we want to exchange information between A and B through an open channel.</text:p>
      <text:p text:style-name="P8"><text:tab/>For 3., if attached to a smart contract, the data can be triggered for re-encryption after a payment has been made.</text:p>
      <text:p text:style-name="P8"><text:tab/>For 4., <text:span text:style-name="T10">A</text:span> should encrypt each file with a different key <text:span text:style-name="T36">(or even better, find a scheme that has as a parameter a hash of the file or something that makes that encryption valid only for that file)</text:span>, so that <text:span text:style-name="T12">B</text:span><text:span text:style-name="T21">’s obtained re-encryption key won’t work on other files. </text:span><text:span text:style-name="T25">A question would appear: why don’t we just exchange the private key if it is unique to each file. Can we do it over the blockchain as a secret? If not, that is why we use a re-encryption key. If there is a scheme that takes into account the file content upon encryption, that could be another reason.</text:span></text:p>
      <text:p text:style-name="P8"><text:span text:style-name="T21"><text:tab/>For 5., a method needs to be devised for </text:span><text:span text:style-name="T12">A</text:span><text:span text:style-name="T21"> to create a re-encryption key </text:span><text:span text:style-name="T22">(that uses </text:span><text:span text:style-name="T23">the file’s</text:span><text:span text:style-name="T22"> private key and B’s public key) at any time, not just when he is online.</text:span></text:p>
      <text:p text:style-name="P4"/>
      <text:p text:style-name="P4"><text:tab/><text:span text:style-name="T16">Two possibilities for the system</text:span>:</text:p>
      <text:p text:style-name="P4">1. The re-encryption happens online and the requester downloads the new file</text:p>
      <text:p text:style-name="P4">2. We just publish the re-encryption key and the requester downloads the encrypted file and re-encrypts it himself</text:p>
      <text:p text:style-name="P4"><text:span text:style-name="T16"><text:tab/>Pros and Cons</text:span>:</text:p>
      <text:p text:style-name="P4">1. Blockchain re-encryption:</text:p>
      <text:p text:style-name="P4"><text:tab/>- pro: less computation on the part of the requester</text:p>
      <text:p text:style-name="P4"><text:tab/>- <text:span text:style-name="T3">pro: has applications when a user wants to change the encryption key of files stored publicly (still can be integrated as an option even for the second model) </text:span></text:p>
      <text:p text:style-name="P4"><text:tab/>- con: more work to be done on blockchain that introduces delays</text:p>
      <text:p text:style-name="P4"><text:tab/>- con: more expensive</text:p>
      <text:p text:style-name="P4"><text:tab/>- con: now the re-encrypted data is public in perpetuity <text:span text:style-name="T3">(not necessarily a big deal)</text:span></text:p>
      <text:p text:style-name="P4"/>
      <text:p text:style-name="P4">2. Requester re-encryption:</text:p>
      <text:p text:style-name="P4"><text:tab/>- pro: less operations on the blockchain that result in a cheaper smart contract</text:p>
      <text:p text:style-name="P4"><text:tab/>- pro: <text:span text:style-name="T3">encrypted data can be downloaded beforehand and re-encrypted on demand</text:span></text:p>
      <text:p text:style-name="P4"/>
      <text:p text:style-name="P4"><text:tab/>- con: the requester needs to download the encrypted data and re-encrypt it, so more storage on his end is used</text:p>
      <text:p text:style-name="P4"><text:soft-page-break/><text:tab/>- <text:span text:style-name="T27">con: it is inconvenient when we want to change the private keys for encrypted files stored online to download them and re-encrypt them as we must be available to do that. It is more convenient to just issue the command to the hosting platform and let it do it.</text:span></text:p>
      <text:p text:style-name="P4"/>
      <text:p text:style-name="P4"><text:tab/><text:span text:style-name="T19">Solution</text:span><text:span text:style-name="T23">: best of both worlds and let the user decide what he wants to do. Give him flexibil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21:36:29.860351291</meta:creation-date>
    <meta:generator>LibreOffice/7.3.7.2$Linux_X86_64 LibreOffice_project/30$Build-2</meta:generator>
    <dc:date>2023-12-20T15:44:52.531412534</dc:date>
    <meta:editing-duration>P1DT14H52M32S</meta:editing-duration>
    <meta:editing-cycles>16</meta:editing-cycles>
    <meta:document-statistic meta:table-count="0" meta:image-count="0" meta:object-count="0" meta:page-count="4" meta:paragraph-count="81" meta:word-count="1255" meta:character-count="7412" meta:non-whitespace-character-count="6215"/>
  </office:meta>
</office:document-meta>
</file>